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fo:language="en" fo:country="GB" style:font-size-asian="10.5pt" style:font-size-complex="10.5pt"/>
    </style:style>
    <style:style style:name="P7" style:family="paragraph" style:parent-style-name="Standard">
      <style:text-properties fo:color="#800000" fo:font-size="10.5pt" style:font-size-asian="10.5pt" style:font-size-complex="10.5pt"/>
    </style:style>
    <style:style style:name="P8" style:family="paragraph" style:parent-style-name="Standard">
      <style:text-properties fo:color="#99284c" fo:font-size="10.5pt" style:font-size-asian="10.5pt" style:font-size-complex="10.5pt"/>
    </style:style>
    <style:style style:name="P9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0" style:family="paragraph" style:parent-style-name="Standard">
      <style:text-properties fo:color="#000000" fo:font-size="10.5pt" style:font-size-asian="10.5pt" style:font-size-complex="10.5pt"/>
    </style:style>
    <style:style style:name="P11" style:family="paragraph" style:parent-style-name="Standard">
      <style:text-properties fo:color="#000000" fo:font-size="10.5pt" fo:language="en" fo:country="GB" style:font-size-asian="10.5pt" style:font-size-complex="10.5pt"/>
    </style:style>
    <style:style style:name="P12" style:family="paragraph" style:parent-style-name="Standard">
      <style:text-properties fo:color="#943634" fo:font-size="10.5pt" style:font-size-asian="10.5pt" style:font-size-complex="10.5pt"/>
    </style:style>
    <style:style style:name="P13" style:family="paragraph" style:parent-style-name="Standard">
      <style:text-properties fo:color="#000080" fo:font-size="10.5pt" style:font-size-asian="10.5pt" style:font-size-complex="10.5pt"/>
    </style:style>
    <style:style style:name="P14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style:font-size-asian="11pt" style:font-size-complex="11pt"/>
    </style:style>
    <style:style style:name="P1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fo:font-weight="bold" style:font-size-asian="11pt" style:font-weight-asian="bold" style:font-size-complex="11pt"/>
    </style:style>
    <style:style style:name="P1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fo:font-size="11pt" style:font-size-asian="11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Times New Roman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Courier" style:font-name-complex="Courier"/>
    </style:style>
    <style:style style:name="P23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284c" fo:font-size="10.5pt" style:font-size-asian="10.5pt" style:font-size-complex="10.5pt"/>
    </style:style>
    <style:style style:name="T5" style:family="text">
      <style:text-properties fo:color="#99284c" fo:font-size="10.5pt" fo:language="en" fo:country="US" style:font-size-asian="10.5pt" style:font-size-complex="10.5pt"/>
    </style:style>
    <style:style style:name="T6" style:family="text">
      <style:text-properties fo:color="#99284c" style:font-name="DejaVu Sans" fo:font-size="10.5pt" style:font-size-asian="10.5pt" style:font-size-complex="10.5pt"/>
    </style:style>
    <style:style style:name="T7" style:family="text">
      <style:text-properties fo:color="#943634" fo:font-size="10.5pt" style:font-size-asian="10.5pt" style:font-size-complex="10.5pt"/>
    </style:style>
    <style:style style:name="T8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9" style:family="text">
      <style:text-properties fo:color="#943634" style:font-name="DejaVu Sans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2. Definición sintáctica del lenguaje</text:p>
      <text:p text:style-name="P1"/>
      <text:p text:style-name="P2">2.1. Descripción de los operadores</text:p>
      <text:p text:style-name="P3"/>
      <text:p text:style-name="P4">Los operadores del lenguaje son los siguientes. Todos asocian a derechas, excepto los de nivel 3:</text:p>
      <text:p text:style-name="P14"><text:span text:style-name="Fuente_20_de_20_párrafo_20_predeter."><text:span text:style-name="T1">Operador</text:span></text:span><text:span text:style-name="Fuente_20_de_20_párrafo_20_predeter."><text:span text:style-name="T2"><text:tab/></text:span></text:span><text:span text:style-name="Fuente_20_de_20_párrafo_20_predeter."><text:span text:style-name="T1">Aridad:</text:span></text:span></text:p>
      <text:p text:style-name="P19">Nivel 0 – menor prioridad</text:p>
      <text:p text:style-name="P15">&lt;<text:tab/>2</text:p>
      <text:p text:style-name="P15">&gt;<text:tab/>2</text:p>
      <text:p text:style-name="P15">&lt;=<text:tab/>2</text:p>
      <text:p text:style-name="P15">&gt;=<text:tab/>2</text:p>
      <text:p text:style-name="P15">=<text:tab/>2</text:p>
      <text:p text:style-name="P15">=/=<text:tab/>2</text:p>
      <text:p text:style-name="P19">Nivel 1</text:p>
      <text:p text:style-name="P15">+<text:tab/>2</text:p>
      <text:p text:style-name="P15">-<text:tab/>2</text:p>
      <text:p text:style-name="P15">or <text:tab/>2</text:p>
      <text:p text:style-name="P19">Nivel 2</text:p>
      <text:p text:style-name="P15">*<text:tab/>2</text:p>
      <text:p text:style-name="P15">/<text:tab/>2</text:p>
      <text:p text:style-name="P15">%<text:tab/>2</text:p>
      <text:p text:style-name="P15">and <text:tab/>2</text:p>
      <text:p text:style-name="P19">Nivel 3</text:p>
      <text:p text:style-name="P16">&gt;&gt;<text:tab/>2</text:p>
      <text:p text:style-name="P16">&lt;&lt;<text:tab/>2</text:p>
      <text:p text:style-name="P17">Nivel 4 – mayor prioridad</text:p>
      <text:p text:style-name="P16">not<text:tab/>1</text:p>
      <text:p text:style-name="P16">-<text:tab/>1</text:p>
      <text:p text:style-name="P16">(float)<text:tab/>1</text:p>
      <text:p text:style-name="P16">(int)<text:tab/>1</text:p>
      <text:p text:style-name="P16">(nat)<text:tab/>1</text:p>
      <text:p text:style-name="P15">(char)<text:tab/>1</text:p>
      <text:p text:style-name="P18">| |<text:tab/>1</text:p>
      <text:p text:style-name="P1"/>
      <text:p text:style-name="Standard"><text:span text:style-name="Fuente_20_de_20_párrafo_20_predeter."><text:span text:style-name="T3">2.2. Formalización de la sintaxis</text:span></text:span></text:p>
      <text:p text:style-name="P3"/>
      <text:p text:style-name="P5">Programa → Declaraciones &amp; Instrucciones</text:p>
      <text:p text:style-name="P5"/>
      <text:p text:style-name="P7">Declaraciones → Declaraciones ; Declaracion</text:p>
      <text:p text:style-name="P5">Declaraciones → Declaración</text:p>
      <text:p text:style-name="P8">Declaracion → DeclaracionTipo</text:p>
      <text:p text:style-name="P8">Declaracion → DeclaracionVariable</text:p>
      <text:p text:style-name="Standard"><text:span text:style-name="Fuente_20_de_20_párrafo_20_predeter."><text:span text:style-name="T4">Declaracion → DeclaracionProcedimiento</text:span></text:span></text:p>
      <text:p text:style-name="P8"/>
      <text:p text:style-name="P8">DeclaracionTipo → tipo id = Tipo</text:p>
      <text:p text:style-name="P8">DeclaraciónVarible → id : Tipo</text:p>
      <text:p text:style-name="Standard"><text:span text:style-name="Fuente_20_de_20_párrafo_20_predeter."><text:span text:style-name="T4">DeclaracionProcedimiento → procedure id FParametros Bloque</text:span></text:span></text:p>
      <text:p text:style-name="P8"/>
      <text:p text:style-name="Standard"><text:span text:style-name="Fuente_20_de_20_párrafo_20_predeter."><text:span text:style-name="T4">Bloque → Declaraciones &amp; Instrucciones</text:span></text:span></text:p>
      <text:p text:style-name="Standard"><text:span text:style-name="Fuente_20_de_20_párrafo_20_predeter."><text:span text:style-name="T4">Bloque → Instrucciones</text:span></text:span></text:p>
      <text:p text:style-name="Standard"><text:span text:style-name="Fuente_20_de_20_párrafo_20_predeter."><text:span text:style-name="T4">FParametros → (LFParametros)</text:span></text:span></text:p>
      <text:p text:style-name="Standard"><text:span text:style-name="Fuente_20_de_20_párrafo_20_predeter."><text:span text:style-name="T4">FParametros → </text:span></text:span><text:span text:style-name="Fuente_20_de_20_párrafo_20_predeter."><text:span text:style-name="T6">λ</text:span></text:span></text:p>
      <text:p text:style-name="Standard"><text:span text:style-name="Fuente_20_de_20_párrafo_20_predeter."><text:span text:style-name="T4">LFParametros → LFParametros , FParametro</text:span></text:span></text:p>
      <text:p text:style-name="Standard"><text:soft-page-break/><text:span text:style-name="Fuente_20_de_20_párrafo_20_predeter."><text:span text:style-name="T4">LFParametros → FParametro</text:span></text:span></text:p>
      <text:p text:style-name="Standard"><text:span text:style-name="Fuente_20_de_20_párrafo_20_predeter."><text:span text:style-name="T4">FParametro → var Tipo id</text:span></text:span></text:p>
      <text:p text:style-name="Standard"><text:span text:style-name="Fuente_20_de_20_párrafo_20_predeter."><text:span text:style-name="T4">FParametro → Tipo id</text:span></text:span></text:p>
      <text:p text:style-name="P20"/>
      <text:p text:style-name="P10">Tipo → Boolean</text:p>
      <text:p text:style-name="P5">Tipo → character</text:p>
      <text:p text:style-name="P5">Tipo → Float</text:p>
      <text:p text:style-name="P5">Tipo → Natural</text:p>
      <text:p text:style-name="P12">Tipo → id</text:p>
      <text:p text:style-name="P8">Tipo → array [Expresion] of Tipo</text:p>
      <text:p text:style-name="P8">Tipo → record { Campos }</text:p>
      <text:p text:style-name="P8">Tipo → pointer Tipo</text:p>
      <text:p text:style-name="P13"/>
      <text:p text:style-name="P13"/>
      <text:p text:style-name="P8">Campos → Campos ';' Campo</text:p>
      <text:p text:style-name="P8">Campos → Campo</text:p>
      <text:p text:style-name="P8">Campo → id : Tipo</text:p>
      <text:p text:style-name="P21"/>
      <text:p text:style-name="P12">Instrucciones → Instrucciones ; Instrucción</text:p>
      <text:p text:style-name="P5">Instrucciones → Instrucción</text:p>
      <text:p text:style-name="Standard"><text:span text:style-name="Fuente_20_de_20_párrafo_20_predeter."><text:span text:style-name="T7">Instrucción → InsProcedimiento</text:span></text:span></text:p>
      <text:p text:style-name="P5">Instrucción → InsLectura</text:p>
      <text:p text:style-name="P5">Instrucción → InsEscritura</text:p>
      <text:p text:style-name="P5">Instrucción → InsAsignación</text:p>
      <text:p text:style-name="P8">Instrucción → InsCompuesta</text:p>
      <text:p text:style-name="P8">Instrucción → InsIf</text:p>
      <text:p text:style-name="P8">Instrucción → InsWhile</text:p>
      <text:p text:style-name="P8">Instrucción → InsFor</text:p>
      <text:p text:style-name="P8">Instrucción → InsNew</text:p>
      <text:p text:style-name="P8">Instrucción → InsDis</text:p>
      <text:p text:style-name="P5"/>
      <text:p text:style-name="Standard"><text:span text:style-name="Fuente_20_de_20_párrafo_20_predeter."><text:span text:style-name="T7">InsProcedimiento → id AParametros</text:span></text:span></text:p>
      <text:p text:style-name="Standard"><text:span text:style-name="Fuente_20_de_20_párrafo_20_predeter."><text:span text:style-name="T7">Aparametros → (LAParametros)</text:span></text:span></text:p>
      <text:p text:style-name="Standard"><text:span text:style-name="Fuente_20_de_20_párrafo_20_predeter."><text:span text:style-name="T7">Aparametros → </text:span></text:span><text:span text:style-name="Fuente_20_de_20_párrafo_20_predeter."><text:span text:style-name="T9">λ</text:span></text:span></text:p>
      <text:p text:style-name="Standard"><text:span text:style-name="Fuente_20_de_20_párrafo_20_predeter."><text:span text:style-name="T7">LAParametros → LAParametros , Expresion</text:span></text:span></text:p>
      <text:p text:style-name="Standard"><text:span text:style-name="Fuente_20_de_20_párrafo_20_predeter."><text:span text:style-name="T7">LAParametros → Expresion</text:span></text:span></text:p>
      <text:p text:style-name="P5"/>
      <text:p text:style-name="P5">InsLectura → <text:s/>in(id)</text:p>
      <text:p text:style-name="P5">InsEscritura → out(Expresion)</text:p>
      <text:p text:style-name="P8">InsAsignación → Mem := Expresión</text:p>
      <text:p text:style-name="P8"/>
      <text:p text:style-name="P8">InsCompuesta → { Instrucciones }</text:p>
      <text:p text:style-name="P8"/>
      <text:p text:style-name="P9">InsIf → if Expresion then Instrucción Pelse</text:p>
      <text:p text:style-name="P9">PElse → else Instrucción</text:p>
      <text:p text:style-name="Standard"><text:span text:style-name="Fuente_20_de_20_párrafo_20_predeter."><text:span text:style-name="T5">PElse → </text:span></text:span><text:span text:style-name="Fuente_20_de_20_párrafo_20_predeter."><text:span text:style-name="T6">λ</text:span></text:span></text:p>
      <text:p text:style-name="P9"/>
      <text:p text:style-name="P9">InsWhile → while Expresion do Instrucción</text:p>
      <text:p text:style-name="P9"/>
      <text:p text:style-name="P9">InsFor → for id=Expresion to Expresion do Instruccion</text:p>
      <text:p text:style-name="P9"/>
      <text:p text:style-name="P9">InsNew → new Mem</text:p>
      <text:p text:style-name="P9"/>
      <text:p text:style-name="P9">InsDis → dispose Mem</text:p>
      <text:p text:style-name="P9"/>
      <text:p text:style-name="P9">Mem → id</text:p>
      <text:p text:style-name="P9">Mem → Mem-&gt; </text:p>
      <text:p text:style-name="P9"><text:soft-page-break/>Mem → Mem[Exp]</text:p>
      <text:p text:style-name="P9">Mem → Mem.id</text:p>
      <text:p text:style-name="P9"/>
      <text:p text:style-name="P5">Expresión → ExpresiónNiv1 OpNiv0 ExpresiónNiv1</text:p>
      <text:p text:style-name="P5">Expresión → ExpresiónNiv1</text:p>
      <text:p text:style-name="P5"/>
      <text:p text:style-name="P5">ExpresiónNiv1 → ExpresiónNiv1 OpNiv1 ExpresiónNiv2</text:p>
      <text:p text:style-name="Standard"><text:span text:style-name="Fuente_20_de_20_párrafo_20_predeter."><text:span text:style-name="T7">ExpresionNiv1 </text:span></text:span><text:span text:style-name="Fuente_20_de_20_párrafo_20_predeter."><text:span text:style-name="T8"></text:span></text:span><text:span text:style-name="Fuente_20_de_20_párrafo_20_predeter."><text:span text:style-name="T7"> ExpresionNiv1 or </text:span></text:span><text:span text:style-name="Fuente_20_de_20_párrafo_20_predeter."><text:span text:style-name="T7">ExpresionNiv2</text:span></text:span></text:p>
      <text:p text:style-name="P5">ExpresiónNiv1 → ExpresiónNiv2</text:p>
      <text:p text:style-name="P5"/>
      <text:p text:style-name="P5">ExpresiónNiv2 → ExpresiónNiv2 OpNiv2 ExpresiónNiv3</text:p>
      <text:p text:style-name="Standard"><text:span text:style-name="Fuente_20_de_20_párrafo_20_predeter."><text:span text:style-name="T7">ExpresionNiv2 </text:span></text:span><text:span text:style-name="Fuente_20_de_20_párrafo_20_predeter."><text:span text:style-name="T8"></text:span></text:span><text:span text:style-name="Fuente_20_de_20_párrafo_20_predeter."><text:span text:style-name="T7"> ExpresionNiv2 and ExpresionNiv3</text:span></text:span></text:p>
      <text:p text:style-name="P5">ExpresiónNiv2 → ExpresiónNiv3</text:p>
      <text:p text:style-name="P5"/>
      <text:p text:style-name="P5">ExpresiónNiv3 → ExpresionNiv4 OpNiv3 ExpresiónNiv3</text:p>
      <text:p text:style-name="P5">ExpresiónNiv3 → ExpresiónNiv4</text:p>
      <text:p text:style-name="P5"/>
      <text:p text:style-name="P5">ExpresiónNiv4 → OpNiv4 ExpresiónNiv4</text:p>
      <text:p text:style-name="P5">ExpresiónNiv4 → | Expresión |</text:p>
      <text:p text:style-name="P5">ExpresiónNiv4 → ( Expresión )</text:p>
      <text:p text:style-name="P5">ExpresiónNiv4 → Literal</text:p>
      <text:p text:style-name="P5"/>
      <text:p text:style-name="P8">Literal → Mem</text:p>
      <text:p text:style-name="P6">Literal → litNat</text:p>
      <text:p text:style-name="P6">Literal → litFlo</text:p>
      <text:p text:style-name="P6">Literal → litTrue</text:p>
      <text:p text:style-name="P5">Litera → litFalse</text:p>
      <text:p text:style-name="P5">Literal → litCha</text:p>
      <text:p text:style-name="P5"/>
      <text:p text:style-name="P5">OpNiv0 → &lt;</text:p>
      <text:p text:style-name="P5">OpNiv0 → &gt;<text:tab/></text:p>
      <text:p text:style-name="P5">OpNiv0 → &lt;=<text:tab/></text:p>
      <text:p text:style-name="P5">OpNiv0 → &gt;=</text:p>
      <text:p text:style-name="P5">OpNiv0 → =</text:p>
      <text:p text:style-name="P5">OpNiv0 → =/=</text:p>
      <text:p text:style-name="P5"/>
      <text:p text:style-name="P5">OpNiv1 → +</text:p>
      <text:p text:style-name="P5">OpNiv1 → -</text:p>
      <text:p text:style-name="P5">OpNiv1 → or</text:p>
      <text:p text:style-name="P5"/>
      <text:p text:style-name="P5">OpNiv2 → *</text:p>
      <text:p text:style-name="P5">OpNiv2 → /</text:p>
      <text:p text:style-name="P5">OpNiv2 → %</text:p>
      <text:p text:style-name="P5">OpNiv2 → and</text:p>
      <text:p text:style-name="P21"/>
      <text:p text:style-name="P5">OpNiv3 → &gt;&gt;</text:p>
      <text:p text:style-name="P5">OpNiv3 → &lt;&lt;</text:p>
      <text:p text:style-name="P5"/>
      <text:p text:style-name="P5">OpNiv4 → not</text:p>
      <text:p text:style-name="P5">OpNiv4 → -</text:p>
      <text:p text:style-name="P5">OpNiv4 → (float)</text:p>
      <text:p text:style-name="P6">OpNiv4 → (int)</text:p>
      <text:p text:style-name="P6">OpNiv4 → (nat)</text:p>
      <text:p text:style-name="P11">OpNiv4 → (char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12T10:05:00Z</meta:creation-date>
    <dc:date>2010-04-20T10:21:14</dc:date>
    <meta:editing-cycles>24</meta:editing-cycles>
    <meta:editing-duration>PT05H38M05S</meta:editing-duration>
    <meta:document-statistic meta:table-count="0" meta:image-count="0" meta:object-count="0" meta:page-count="3" meta:paragraph-count="133" meta:word-count="468" meta:character-count="2789"/>
    <meta:template xlink:type="simple" xlink:actuate="onRequest" xlink:title="" xlink:href="Normal"/>
  </office:meta>
</office:document-meta>
</file>